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508cm" svg:stroke-color="#2323dc" draw:marker-start-width="0.958cm" draw:marker-end="Arrow" draw:marker-end-width="1.058cm" draw:fill="none" draw:fill-color="#198a8a" draw:textarea-vertical-align="middle" fo:padding-top="0.375cm" fo:padding-bottom="0.375cm" fo:padding-left="0.5cm" fo:padding-right="0.5cm"/>
    </style:style>
    <style:style style:name="gr5" style:family="graphic" style:parent-style-name="objectwithoutfill">
      <style:graphic-properties svg:stroke-width="0.305cm" svg:stroke-color="#0099ff" draw:marker-start-width="0.655cm" draw:marker-end="Arrow" draw:marker-end-width="0.755cm" draw:fill="none" draw:fill-color="#198a8a" draw:textarea-vertical-align="middle" fo:padding-top="0.275cm" fo:padding-bottom="0.275cm" fo:padding-left="0.4cm" fo:padding-right="0.4cm"/>
    </style:style>
    <style:style style:name="gr6" style:family="graphic" style:parent-style-name="objectwithoutfill">
      <style:graphic-properties svg:stroke-width="0.254cm" svg:stroke-color="#99ccff" draw:marker-start-width="0.579cm" draw:marker-end="Arrow" draw:marker-end-width="0.679cm" draw:fill="none" draw:fill-color="#198a8a" draw:textarea-vertical-align="middle" fo:padding-top="0.25cm" fo:padding-bottom="0.25cm" fo:padding-left="0.375cm" fo:padding-right="0.375cm"/>
    </style:style>
    <style:style style:name="gr7" style:family="graphic" style:parent-style-name="objectwithoutfill">
      <style:graphic-properties svg:stroke-width="0.203cm" svg:stroke-color="#cccccc" draw:marker-start-width="0.503cm" draw:marker-end="Arrow" draw:marker-end-width="0.603cm" draw:fill="none" draw:fill-color="#198a8a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draw:marker-end="Arrow" draw:marker-end-width="0.3cm" draw:fill="none" draw:fill-color="#198a8a" draw:textarea-vertical-align="middle"/>
    </style:style>
    <style:style style:name="gr9" style:family="graphic" style:parent-style-name="measure" style:list-style-name="L1">
      <style:graphic-properties svg:stroke-width="0.102cm" svg:stroke-color="#800000" draw:marker-start-width="0.352cm" draw:marker-end-width="0.352cm" draw:textarea-vertical-align="middle"/>
    </style:style>
    <style:style style:name="gr10" style:family="graphic" style:parent-style-name="standard">
      <style:graphic-properties draw:fill="solid" draw:fill-color="#cfe7f5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Arial" style:font-family-generic-asian="roman" style:font-pitch-asian="variable" style:font-size-asian="10pt" style:font-style-asian="normal" style:font-weight-asian="normal" style:font-family-complex="Arial" style:font-family-generic-complex="roman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78cm" svg:y1="19.542cm" svg:x2="18.526cm" svg:y2="19.415cm">
          <text:p/>
        </draw:line>
        <draw:line draw:style-name="gr1" draw:text-style-name="P1" draw:layer="layout" svg:x1="2.651cm" svg:y1="8.493cm" svg:x2="18.018cm" svg:y2="8.493cm">
          <text:p/>
        </draw:line>
        <draw:line draw:style-name="gr2" draw:text-style-name="P1" draw:layer="layout" svg:x1="3.286cm" svg:y1="14.589cm" svg:x2="18.018cm" svg:y2="14.462cm">
          <text:p/>
        </draw:line>
        <draw:frame draw:style-name="gr3" draw:layer="layout" svg:width="2.267cm" svg:height="1.673cm" svg:x="2.778cm" svg:y="14.97cm">
          <draw:text-box>
            <text:p>Layer </text:p>
            <text:p>(i)</text:p>
          </draw:text-box>
        </draw:frame>
        <draw:frame draw:style-name="gr3" draw:layer="layout" svg:width="2.267cm" svg:height="1.673cm" svg:x="2.651cm" svg:y="9.509cm">
          <draw:text-box>
            <text:p>Layer </text:p>
            <text:p>(i+1)</text:p>
          </draw:text-box>
        </draw:frame>
        <draw:line draw:style-name="gr4" draw:text-style-name="P1" draw:layer="layout" svg:x1="10.017cm" svg:y1="23.606cm" svg:x2="10.017cm" svg:y2="19.542cm">
          <text:p/>
        </draw:line>
        <draw:line draw:style-name="gr5" draw:text-style-name="P1" draw:layer="layout" svg:x1="9.89cm" svg:y1="19.415cm" svg:x2="9.89cm" svg:y2="14.589cm">
          <text:p/>
        </draw:line>
        <draw:line draw:style-name="gr6" draw:text-style-name="P1" draw:layer="layout" svg:x1="9.89cm" svg:y1="14.335cm" svg:x2="9.89cm" svg:y2="8.747cm">
          <text:p/>
        </draw:line>
        <draw:line draw:style-name="gr7" draw:text-style-name="P1" draw:layer="layout" svg:x1="9.89cm" svg:y1="8.239cm" svg:x2="9.89cm" svg:y2="3.413cm">
          <text:p/>
        </draw:line>
        <draw:line draw:style-name="gr8" draw:text-style-name="P1" draw:layer="layout" svg:x1="-12.208cm" svg:y1="2.143cm" svg:x2="-12.208cm" svg:y2="2.27cm">
          <text:p/>
        </draw:line>
        <draw:measure draw:style-name="gr9" draw:text-style-name="P2" draw:layer="measurelines" svg:x1="5.572cm" svg:y1="24.876cm" svg:x2="17.002cm" svg:y2="24.749cm">
          <text:p/>
        </draw:measure>
        <draw:frame draw:style-name="gr3" draw:text-style-name="P3" draw:layer="layout" svg:width="15.764cm" svg:height="0.968cm" svg:x="1.762cm" svg:y="25.765cm">
          <draw:text-box>
            <text:p><text:span text:style-name="T1">Wavenumber <text:s/>v</text:span><text:span text:style-name="T2">1</text:span><text:span text:style-name="T1"> <text:s text:c="81"/>v</text:span><text:span text:style-name="T2">2</text:span></text:p>
          </draw:text-box>
        </draw:frame>
        <draw:frame draw:style-name="gr3" draw:text-style-name="P4" draw:layer="layout" svg:width="2.898cm" svg:height="0.645cm" svg:x="13.7cm" svg:y="9.128cm">
          <draw:text-box>
            <text:p><text:span text:style-name="T3">Gases g1,g2,...</text:span></text:p>
          </draw:text-box>
        </draw:frame>
        <draw:frame draw:style-name="gr3" draw:layer="layout" svg:width="2.898cm" svg:height="0.645cm" svg:x="14.081cm" svg:y="14.706cm">
          <draw:text-box>
            <text:p text:style-name="P5"><text:span text:style-name="T4">Gases g1,g2,...</text:span></text:p>
          </draw:text-box>
        </draw:frame>
        <draw:custom-shape draw:style-name="gr10" draw:text-style-name="P1" draw:layer="layout" svg:width="11.049cm" svg:height="3.683cm" svg:x="5.572cm" svg:y="15.4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1.049cm" svg:height="3.937cm" svg:x="5.445cm" svg:y="10.01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8T11:03:25</meta:creation-date>
    <dc:date>2013-02-28T11:17:40</dc:date>
    <meta:editing-duration>PT8M12S</meta:editing-duration>
    <meta:editing-cycles>2</meta:editing-cycles>
    <meta:generator>LibreOffice/4.0.0.3$MacOSX_x86 LibreOffice_project/53fd80e80f44edd735c18dbc5b6cde811e0a15c</meta:generator>
    <meta:document-statistic meta:object-count="16"/>
  </office:meta>
</office:document-meta>
</file>